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2.824cm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7.812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cm" svg:height="2cm" svg:x="8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7cm" svg:height="2.4cm" svg:x="9.2cm" svg:y="25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3.2cm" svg:height="2cm" svg:x="4.3cm" svg:y="3.9cm">
          <text:p text:style-name="P1"><text:s text:c="4"/>Drukuj "Podaj rozmiar x, y: "</text:p>
          <text:p text:style-name="P1">Pobierz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13.2cm" svg:height="2cm" svg:x="4.3cm" svg:y="6.726cm">
          <text:p text:style-name="P1"><text:s text:c="4"/>Drukuj "Podaj znak: "</text:p>
          <text:p text:style-name="P1">Pobierz zna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0.9cm" svg:y1="3.1cm" svg:x2="10.9cm" svg:y2="3.9cm" draw:start-shape="id1" draw:start-glue-point="8" draw:end-shape="id2" draw:end-glue-point="5" svg:d="M10900 3100v800" svg:viewBox="0 0 1 801">
          <text:p/>
        </draw:connector>
        <draw:connector draw:style-name="gr4" draw:text-style-name="P2" draw:layer="layout" draw:type="line" svg:x1="10.9cm" svg:y1="5.9cm" svg:x2="10.9cm" svg:y2="6.726cm" draw:start-shape="id2" draw:start-glue-point="8" draw:end-shape="id3" draw:end-glue-point="5" svg:d="M10900 5900v826" svg:viewBox="0 0 1 82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1T22:52:55.052000000</meta:creation-date>
    <dc:date>2019-10-01T23:39:29.054000000</dc:date>
    <meta:editing-duration>PT36M22S</meta:editing-duration>
    <meta:editing-cycles>3</meta:editing-cycles>
    <meta:generator>LibreOffice/6.3.1.2$Windows_X86_64 LibreOffice_project/b79626edf0065ac373bd1df5c28bd630b4424273</meta:generator>
    <meta:document-statistic meta:object-count="6"/>
  </office:meta>
</office:document-meta>
</file>